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include&lt;stdio.h&gt;</text:p>
      <text:p text:style-name="Normal">Int main()</text:p>
      <text:p text:style-name="Normal">{</text:p>
      <text:p text:style-name="Normal">Int a,b,c;</text:p>
      <text:p text:style-name="Normal">Printf(“enter the value of a”);</text:p>
      <text:p text:style-name="Normal">Scanf(“%d”,&amp;a);</text:p>
      <text:p text:style-name="Normal">Printf(“enter the value of b”);</text:p>
      <text:p text:style-name="Normal">Scanf(“%d”,&amp;b);</text:p>
      <text:p text:style-name="Normal">C=a/b;</text:p>
      <text:p text:style-name="Normal">Printf(“%d”,c);</text:p>
      <text:p text:style-name="Normal"/>
      <text:p text:style-name="Normal">Return 0;</text:p>
      <text:p text:style-name="Normal">}</text:p>
      <text:p text:style-name="Normal"/>
      <text:p text:style-name="Normal"><text:s/></text:p>
      <text:p text:style-name="Normal"><text:s/></text:p>
      <text:p text:style-name="Normal"><text:s/></text:p>
      <text:p text:style-name="Normal"><text:s/></text:p>
      <text:p text:style-name="Normal"><text:s/></text:p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itransh.2514aditya@gmail.com</meta:initial-creator>
    <dc:creator>chitransh.2514aditya@gmail.com</dc:creator>
    <meta:creation-date>2023-09-13T14:07:00Z</meta:creation-date>
    <dc:date>2023-09-13T14:07:00Z</dc:date>
    <meta:template xlink:href="Normal.dotm" xlink:type="simple"/>
    <meta:editing-cycles>3</meta:editing-cycles>
    <meta:editing-duration>PT360S</meta:editing-duration>
    <meta:document-statistic meta:page-count="1" meta:paragraph-count="1" meta:word-count="27" meta:character-count="186" meta:row-count="1" meta:non-whitespace-character-count="160"/>
  </office:meta>
</office:document-meta>
</file>